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0.752cm" fo:min-width="16.09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2.167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4.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594cm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4.707cm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4.326cm"/>
    </style:style>
    <style:style style:name="gr8" style:family="graphic" style:parent-style-name="standard">
      <style:graphic-properties draw:stroke="none" svg:stroke-color="#000000" draw:fill="solid" draw:fill-color="#ffffff" fo:min-height="0.467cm"/>
    </style:style>
    <style:style style:name="gr9" style:family="graphic" style:parent-style-name="objectwithoutfill">
      <style:graphic-properties draw:stroke="dash" draw:stroke-dash="Ultrafine_20_2_20_Dots_20_3_20_Dashes" svg:stroke-color="#666666" draw:marker-end="Arrow" draw:marker-end-width="0.3cm" draw:fill="none" draw:textarea-vertical-align="middl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text-properties fo:color="#333333" fo:font-size="14pt" style:font-size-asian="14pt" style:font-size-complex="14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solid" draw:fill-color="#ffffff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margin-top="0cm" fo:margin-bottom="0cm" fo:text-align="center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333333"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2.192cm" svg:x="1.254cm" svg:y="6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667cm" svg:height="2.667cm" svg:x="8.778cm" svg:y="1.889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08cm" svg:height="3.302cm" svg:x="7.573cm" svg:y="7.604cm">
          <text:p text:style-name="P2"><text:span text:style-name="T1">&lt;&lt;container&gt;&gt;</text:span></text:p>
          <text:p text:style-name="P2"><text:span text:style-name="T1"/></text:p>
          <text:p text:style-name="P2"><text:span text:style-name="T2">Server</text:span></text:p>
          <text:p text:style-name="P2"><text:span text:style-name="T2">Application</text:span></text:p>
          <text:p text:style-name="P2"><text:span text:style-name="T2"/></text:p>
          <text:p text:style-name="P2"><text:span text:style-name="T1">Allows clients to connect </text:span></text:p>
          <text:p text:style-name="P2"><text:span text:style-name="T1">and send in payloads to be</text:span></text:p>
          <text:p text:style-name="P2"><text:span text:style-name="T1">added to the blockchai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111cm" svg:y1="4.556cm" svg:x2="10.113cm" svg:y2="7.604cm" draw:start-shape="id1" draw:start-glue-point="2" draw:end-shape="id2" draw:end-glue-point="0" svg:d="M10111 4556l2 3048" svg:viewBox="0 0 3 3049">
          <text:p/>
        </draw:connector>
        <draw:frame draw:style-name="gr5" draw:text-style-name="P5" draw:layer="layout" svg:width="2.032cm" svg:height="0.844cm" svg:x="9.255cm" svg:y="5.191cm">
          <draw:text-box>
            <text:p><text:span text:style-name="T3">[TCP]</text:span></text:p>
          </draw:text-box>
        </draw:frame>
        <draw:custom-shape draw:style-name="gr2" draw:text-style-name="P2" xml:id="id3" draw:id="id3" draw:layer="layout" svg:width="2.667cm" svg:height="2.667cm" svg:x="8.874cm" svg:y="21.193cm">
          <text:p text:style-name="P2">Miner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5.207cm" svg:height="3.175cm" svg:x="13.446cm" svg:y="12.43cm">
          <text:p text:style-name="P2"><text:span text:style-name="T4">&lt;&lt;container&gt;&gt;</text:span></text:p>
          <text:p text:style-name="P2"><text:span text:style-name="T4"/></text:p>
          <text:p text:style-name="P2"><text:span text:style-name="T2">crypto/sha256 Library</text:span></text:p>
          <text:p text:style-name="P2"><text:span text:style-name="T4"/></text:p>
          <text:p text:style-name="P2"><text:span text:style-name="T4">Verifies the hash of the</text:span></text:p>
          <text:p text:style-name="P2"><text:span text:style-name="T4">payload with the nonce</text:span></text:p>
          <text:p text:style-name="P2"><text:span text:style-name="T4">and hash returned by the</text:span></text:p>
          <text:p text:style-name="P2"><text:span text:style-name="T4">min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4.603cm -6.991cm" svg:x1="10.113cm" svg:y1="10.906cm" svg:x2="8.874cm" svg:y2="22.526cm" draw:start-shape="id2" draw:start-glue-point="2" draw:end-shape="id3" draw:end-glue-point="3" svg:d="M10113 10906v540h-8732v11080h7493" svg:viewBox="0 0 8733 11621">
          <text:p/>
        </draw:connector>
        <draw:custom-shape draw:style-name="gr6" draw:text-style-name="P2" xml:id="id6" draw:id="id6" draw:layer="layout" svg:width="5.207cm" svg:height="3.175cm" svg:x="1.762cm" svg:y="12.43cm">
          <text:p text:style-name="P2"><text:span text:style-name="T4">&lt;&lt;container&gt;&gt;</text:span></text:p>
          <text:p text:style-name="P2"><text:span text:style-name="T4"/></text:p>
          <text:p text:style-name="P2"><text:span text:style-name="T2">ds Library</text:span></text:p>
          <text:p text:style-name="P2"><text:span text:style-name="T4"/></text:p>
          <text:p text:style-name="P2"><text:span text:style-name="T4">Contains the structures for</text:span></text:p>
          <text:p text:style-name="P2"><text:span text:style-name="T4">block and blockchain along</text:span></text:p>
          <text:p text:style-name="P2"><text:span text:style-name="T4">with message structures for</text:span></text:p>
          <text:p text:style-name="P2"><text:span text:style-name="T4">Communication</text:span> 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4.826cm" svg:height="3.175cm" svg:x="7.858cm" svg:y="12.43cm">
          <text:p text:style-name="P2"><text:span text:style-name="T4">&lt;&lt;container&gt;&gt;</text:span></text:p>
          <text:p text:style-name="P2"><text:span text:style-name="T4"/></text:p>
          <text:p text:style-name="P2"><text:span text:style-name="T2">ds.Blockchain container</text:span></text:p>
          <text:p text:style-name="P2"><text:span text:style-name="T4"/></text:p>
          <text:p text:style-name="P2"><text:span text:style-name="T4">Contains the blocks,</text:span></text:p>
          <text:p text:style-name="P2"><text:span text:style-name="T4">hashes, and other data</text:span></text:p>
          <text:p text:style-name="P2"><text:span text:style-name="T4">which make up the</text:span></text:p>
          <text:p text:style-name="P2"><text:span text:style-name="T4">blockchain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778cm" svg:height="0.717cm" svg:x="2.397cm" svg:y="22.209cm">
          <draw:text-box>
            <text:p><text:span text:style-name="T5">[TCP]</text:span></text:p>
          </draw:text-box>
        </draw:frame>
        <draw:connector draw:style-name="gr4" draw:text-style-name="P4" draw:layer="layout" draw:type="line" svg:x1="10.207cm" svg:y1="21.193cm" svg:x2="16.049cm" svg:y2="15.605cm" draw:start-shape="id3" draw:start-glue-point="0" draw:end-shape="id4" draw:end-glue-point="2" svg:d="M10207 21193l5842-5588" svg:viewBox="0 0 5843 5589">
          <text:p/>
        </draw:connector>
        <draw:frame draw:style-name="gr8" draw:text-style-name="P7" draw:layer="layout" svg:width="1.778cm" svg:height="0.717cm" svg:x="11.033cm" svg:y="19.206cm">
          <draw:text-box>
            <text:p><text:span text:style-name="T5">[TCP]</text:span></text:p>
          </draw:text-box>
        </draw:frame>
        <draw:connector draw:style-name="gr4" draw:text-style-name="P4" draw:layer="layout" draw:line-skew="5.581cm" svg:x1="13.446cm" svg:y1="14.017cm" svg:x2="10.271cm" svg:y2="15.605cm" draw:start-shape="id4" draw:start-glue-point="3" draw:end-shape="id5" draw:end-glue-point="2" svg:d="M13446 14017h-508v2088h-2667v-500" svg:viewBox="0 0 3176 2089">
          <text:p/>
        </draw:connector>
        <draw:connector draw:style-name="gr9" draw:text-style-name="P8" draw:layer="layout" svg:x1="7.858cm" svg:y1="14.017cm" svg:x2="6.969cm" svg:y2="14.017cm" draw:start-shape="id5" draw:start-glue-point="3" draw:end-shape="id6" draw:end-glue-point="1" svg:d="M7858 14017h-889" svg:viewBox="0 0 89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13:09:12.223892117</meta:creation-date>
    <dc:date>2017-12-06T13:46:00.016405001</dc:date>
    <meta:editing-duration>PT30M2S</meta:editing-duration>
    <meta:editing-cycles>11</meta:editing-cycles>
    <meta:generator>LibreOffice/5.4.3.2$Linux_X86_64 LibreOffice_project/40m0$Build-2</meta:generator>
    <meta:document-statistic meta:object-count="15"/>
  </office:meta>
</office:document-meta>
</file>